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15cm" fo:min-width="7.374cm" draw:shadow="hidden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14cm" fo:min-width="7.374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1.532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3.58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15.8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11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30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54cm"/>
    </style:style>
    <style:style style:name="gr14" style:family="graphic" style:parent-style-name="objectwithoutfill">
      <style:graphic-properties draw:stroke="dash" draw:stroke-dash="Dashed_20__28_var_29_" draw:fill="none" draw:textarea-vertical-align="midd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774cm" fo:min-width="15.804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6.962cm"/>
    </style:style>
    <style:style style:name="gr19" style:family="graphic" style:parent-style-name="standard">
      <style:graphic-properties draw:textarea-horizontal-align="justify" draw:textarea-vertical-align="middle" draw:auto-grow-height="false" fo:min-height="1.02cm" fo:min-width="1.05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2.548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text-properties fo:font-size="28pt"/>
    </style:style>
    <style:style style:name="P10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874cm" svg:height="1.665cm" svg:x="6.096cm" svg:y="14.337cm">
          <text:p text:style-name="P1">PHY-L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74cm" svg:height="1.664cm" svg:x="6.096cm" svg:y="12.522cm">
          <text:p text:style-name="P1">PH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74cm" svg:height="1.664cm" svg:x="6.096cm" svg:y="10.706cm">
          <text:p text:style-name="P1">MA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874cm" svg:height="1.665cm" svg:x="6.096cm" svg:y="8.89cm">
          <text:p text:style-name="P1">Config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358cm" svg:height="0.962cm" svg:x="13.97cm" svg:y="14.732cm">
          <draw:text-box>
            <text:p>grainuum-phy-ll.s</text:p>
          </draw:text-box>
        </draw:frame>
        <draw:frame draw:style-name="gr4" draw:text-style-name="P3" draw:layer="layout" svg:width="4.82cm" svg:height="0.962cm" svg:x="13.97cm" svg:y="12.954cm">
          <draw:text-box>
            <text:p>grainuum-phy.c</text:p>
          </draw:text-box>
        </draw:frame>
        <draw:frame draw:style-name="gr5" draw:text-style-name="P3" draw:layer="layout" svg:width="5.044cm" svg:height="0.962cm" svg:x="13.976cm" svg:y="10.976cm">
          <draw:text-box>
            <text:p>grainuum-mac.c</text:p>
          </draw:text-box>
        </draw:frame>
        <draw:frame draw:style-name="gr6" draw:text-style-name="P3" draw:layer="layout" svg:width="3.529cm" svg:height="0.962cm" svg:x="13.97cm" svg:y="9.198cm">
          <draw:text-box>
            <text:p>User Code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8" draw:text-style-name="P2" draw:layer="layout" svg:width="2.032cm" svg:height="2.032cm" svg:x="2.778cm" svg:y="7.558cm">
          <text:p text:style-name="P1">PID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08cm" svg:height="2.032cm" svg:x="5.064cm" svg:y="7.558cm">
          <text:p text:style-name="P1">EP/Addr/CRC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2.032cm" svg:x="2.778cm" svg:y="10.044cm">
          <text:p text:style-name="P1">PID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6.304cm" svg:height="2.032cm" svg:x="5.064cm" svg:y="10.044cm">
          <text:p text:style-name="P1">0-8 Data Bytes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2.032cm" svg:x="2.778cm" svg:y="5.072cm">
          <text:p text:style-name="P1">PID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2.619cm" svg:height="2.384cm" svg:x="0.1cm" svg:y="7.368cm">
          <draw:text-box>
            <text:p text:style-name="P5">IN</text:p>
            <text:p text:style-name="P5">OUT</text:p>
            <text:p text:style-name="P5">SETUP</text:p>
          </draw:text-box>
        </draw:frame>
        <draw:frame draw:style-name="gr12" draw:text-style-name="P6" draw:layer="layout" svg:width="1.806cm" svg:height="1.673cm" svg:x="0.972cm" svg:y="5.239cm">
          <draw:text-box>
            <text:p text:style-name="P5">ACK</text:p>
            <text:p text:style-name="P5">NAK</text:p>
          </draw:text-box>
        </draw:frame>
        <draw:frame draw:style-name="gr13" draw:text-style-name="P6" draw:layer="layout" svg:width="2.454cm" svg:height="1.673cm" svg:x="0.34cm" svg:y="10.211cm">
          <draw:text-box>
            <text:p text:style-name="P5">DATA0</text:p>
            <text:p text:style-name="P5">DATA1</text:p>
          </draw:text-box>
        </draw:frame>
        <draw:line draw:style-name="gr14" draw:text-style-name="P7" draw:layer="layout" svg:x1="7.128cm" svg:y1="7.558cm" svg:x2="7.128cm" svg:y2="9.59cm">
          <text:p/>
        </draw:line>
        <draw:line draw:style-name="gr14" draw:text-style-name="P7" draw:layer="layout" svg:x1="7.112cm" svg:y1="10.044cm" svg:x2="7.112cm" svg:y2="12.076cm">
          <text:p/>
        </draw:line>
        <draw:line draw:style-name="gr14" draw:text-style-name="P7" draw:layer="layout" svg:x1="9.144cm" svg:y1="10.044cm" svg:x2="9.144cm" svg:y2="12.076cm">
          <text:p/>
        </draw:line>
        <draw:line draw:style-name="gr14" draw:text-style-name="P7" draw:layer="layout" svg:x1="11.208cm" svg:y1="10.044cm" svg:x2="11.208cm" svg:y2="12.076cm">
          <text:p/>
        </draw:line>
        <draw:line draw:style-name="gr14" draw:text-style-name="P7" draw:layer="layout" svg:x1="15.272cm" svg:y1="10.044cm" svg:x2="15.272cm" svg:y2="12.076cm">
          <text:p/>
        </draw:line>
        <draw:line draw:style-name="gr14" draw:text-style-name="P7" draw:layer="layout" svg:x1="19.352cm" svg:y1="10.044cm" svg:x2="19.352cm" svg:y2="12.076cm">
          <text:p/>
        </draw:line>
        <draw:custom-shape draw:style-name="gr9" draw:text-style-name="P2" draw:layer="layout" svg:width="4.08cm" svg:height="2.032cm" svg:x="21.59cm" svg:y="10.044cm">
          <text:p text:style-name="P1">CRC16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23.654cm" svg:y1="10.044cm" svg:x2="23.654cm" svg:y2="12.076cm">
          <text:p/>
        </draw:line>
        <draw:line draw:style-name="gr14" draw:text-style-name="P7" draw:layer="layout" svg:x1="9.144cm" svg:y1="10.044cm" svg:x2="9.144cm" svg:y2="12.076cm">
          <text:p/>
        </draw:line>
        <draw:line draw:style-name="gr14" draw:text-style-name="P7" draw:layer="layout" svg:x1="13.208cm" svg:y1="10.044cm" svg:x2="13.208cm" svg:y2="12.076cm">
          <text:p/>
        </draw:line>
        <draw:line draw:style-name="gr14" draw:text-style-name="P7" draw:layer="layout" svg:x1="17.272cm" svg:y1="10.06cm" svg:x2="17.272cm" svg:y2="12.092cm">
          <text:p/>
        </draw:lin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g>
          <draw:custom-shape draw:style-name="gr15" draw:text-style-name="P2" draw:layer="layout" svg:width="16.304cm" svg:height="1.024cm" svg:x="5.996cm" svg:y="3.302cm">
            <text:p text:style-name="P1">8 Data Bytes</text:p>
            <draw:enhanced-geometry svg:viewBox="0 0 21600 21600" draw:type="rectangle" draw:enhanced-path="M 0 0 L 21600 0 21600 21600 0 21600 0 0 Z N"/>
          </draw:custom-shape>
          <draw:line draw:style-name="gr14" draw:text-style-name="P7" draw:layer="layout" svg:x1="8.044cm" svg:y1="3.302cm" svg:x2="8.044cm" svg:y2="4.326cm">
            <text:p/>
          </draw:line>
          <draw:line draw:style-name="gr14" draw:text-style-name="P7" draw:layer="layout" svg:x1="10.076cm" svg:y1="3.302cm" svg:x2="10.076cm" svg:y2="4.326cm">
            <text:p/>
          </draw:line>
          <draw:line draw:style-name="gr14" draw:text-style-name="P7" draw:layer="layout" svg:x1="12.14cm" svg:y1="3.302cm" svg:x2="12.14cm" svg:y2="4.326cm">
            <text:p/>
          </draw:line>
          <draw:line draw:style-name="gr14" draw:text-style-name="P7" draw:layer="layout" svg:x1="16.204cm" svg:y1="3.302cm" svg:x2="16.204cm" svg:y2="4.326cm">
            <text:p/>
          </draw:line>
          <draw:line draw:style-name="gr14" draw:text-style-name="P7" draw:layer="layout" svg:x1="20.284cm" svg:y1="3.302cm" svg:x2="20.284cm" svg:y2="4.326cm">
            <text:p/>
          </draw:line>
          <draw:line draw:style-name="gr14" draw:text-style-name="P7" draw:layer="layout" svg:x1="10.076cm" svg:y1="3.302cm" svg:x2="10.076cm" svg:y2="4.326cm">
            <text:p/>
          </draw:line>
          <draw:line draw:style-name="gr14" draw:text-style-name="P7" draw:layer="layout" svg:x1="14.14cm" svg:y1="3.302cm" svg:x2="14.14cm" svg:y2="4.326cm">
            <text:p/>
          </draw:line>
          <draw:line draw:style-name="gr14" draw:text-style-name="P7" draw:layer="layout" svg:x1="18.204cm" svg:y1="3.31cm" svg:x2="18.204cm" svg:y2="4.334cm">
            <text:p/>
          </draw:line>
        </draw:g>
        <draw:custom-shape draw:style-name="gr16" draw:text-style-name="P8" draw:layer="layout" svg:width="0.254cm" svg:height="0.254cm" svg:x="14.016cm" svg:y="7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54cm" svg:height="0.254cm" svg:x="14.017cm" svg:y="7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54cm" svg:height="0.254cm" svg:x="14.018cm" svg:y="7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" draw:text-style-name="P2" draw:layer="layout" svg:width="16.304cm" svg:height="1.024cm" svg:x="5.996cm" svg:y="4.502cm">
            <text:p text:style-name="P1">8 Data Bytes</text:p>
            <draw:enhanced-geometry svg:viewBox="0 0 21600 21600" draw:type="rectangle" draw:enhanced-path="M 0 0 L 21600 0 21600 21600 0 21600 0 0 Z N"/>
          </draw:custom-shape>
          <draw:line draw:style-name="gr14" draw:text-style-name="P7" draw:layer="layout" svg:x1="8.044cm" svg:y1="4.502cm" svg:x2="8.044cm" svg:y2="5.526cm">
            <text:p/>
          </draw:line>
          <draw:line draw:style-name="gr14" draw:text-style-name="P7" draw:layer="layout" svg:x1="10.076cm" svg:y1="4.502cm" svg:x2="10.076cm" svg:y2="5.526cm">
            <text:p/>
          </draw:line>
          <draw:line draw:style-name="gr14" draw:text-style-name="P7" draw:layer="layout" svg:x1="12.14cm" svg:y1="4.502cm" svg:x2="12.14cm" svg:y2="5.526cm">
            <text:p/>
          </draw:line>
          <draw:line draw:style-name="gr14" draw:text-style-name="P7" draw:layer="layout" svg:x1="16.204cm" svg:y1="4.502cm" svg:x2="16.204cm" svg:y2="5.526cm">
            <text:p/>
          </draw:line>
          <draw:line draw:style-name="gr14" draw:text-style-name="P7" draw:layer="layout" svg:x1="20.284cm" svg:y1="4.502cm" svg:x2="20.284cm" svg:y2="5.526cm">
            <text:p/>
          </draw:line>
          <draw:line draw:style-name="gr14" draw:text-style-name="P7" draw:layer="layout" svg:x1="10.076cm" svg:y1="4.502cm" svg:x2="10.076cm" svg:y2="5.526cm">
            <text:p/>
          </draw:line>
          <draw:line draw:style-name="gr14" draw:text-style-name="P7" draw:layer="layout" svg:x1="14.14cm" svg:y1="4.502cm" svg:x2="14.14cm" svg:y2="5.526cm">
            <text:p/>
          </draw:line>
          <draw:line draw:style-name="gr14" draw:text-style-name="P7" draw:layer="layout" svg:x1="18.204cm" svg:y1="4.51cm" svg:x2="18.204cm" svg:y2="5.534cm">
            <text:p/>
          </draw:line>
        </draw:g>
        <draw:g>
          <draw:custom-shape draw:style-name="gr15" draw:text-style-name="P2" draw:layer="layout" svg:width="16.304cm" svg:height="1.024cm" svg:x="5.996cm" svg:y="5.702cm">
            <text:p text:style-name="P1">8 Data Bytes</text:p>
            <draw:enhanced-geometry svg:viewBox="0 0 21600 21600" draw:type="rectangle" draw:enhanced-path="M 0 0 L 21600 0 21600 21600 0 21600 0 0 Z N"/>
          </draw:custom-shape>
          <draw:line draw:style-name="gr14" draw:text-style-name="P7" draw:layer="layout" svg:x1="8.044cm" svg:y1="5.702cm" svg:x2="8.044cm" svg:y2="6.726cm">
            <text:p/>
          </draw:line>
          <draw:line draw:style-name="gr14" draw:text-style-name="P7" draw:layer="layout" svg:x1="10.076cm" svg:y1="5.702cm" svg:x2="10.076cm" svg:y2="6.726cm">
            <text:p/>
          </draw:line>
          <draw:line draw:style-name="gr14" draw:text-style-name="P7" draw:layer="layout" svg:x1="12.14cm" svg:y1="5.702cm" svg:x2="12.14cm" svg:y2="6.726cm">
            <text:p/>
          </draw:line>
          <draw:line draw:style-name="gr14" draw:text-style-name="P7" draw:layer="layout" svg:x1="16.204cm" svg:y1="5.702cm" svg:x2="16.204cm" svg:y2="6.726cm">
            <text:p/>
          </draw:line>
          <draw:line draw:style-name="gr14" draw:text-style-name="P7" draw:layer="layout" svg:x1="20.284cm" svg:y1="5.702cm" svg:x2="20.284cm" svg:y2="6.726cm">
            <text:p/>
          </draw:line>
          <draw:line draw:style-name="gr14" draw:text-style-name="P7" draw:layer="layout" svg:x1="10.076cm" svg:y1="5.702cm" svg:x2="10.076cm" svg:y2="6.726cm">
            <text:p/>
          </draw:line>
          <draw:line draw:style-name="gr14" draw:text-style-name="P7" draw:layer="layout" svg:x1="14.14cm" svg:y1="5.702cm" svg:x2="14.14cm" svg:y2="6.726cm">
            <text:p/>
          </draw:line>
          <draw:line draw:style-name="gr14" draw:text-style-name="P7" draw:layer="layout" svg:x1="18.204cm" svg:y1="5.71cm" svg:x2="18.204cm" svg:y2="6.734cm">
            <text:p/>
          </draw:line>
        </draw:g>
        <draw:g>
          <draw:custom-shape draw:style-name="gr15" draw:text-style-name="P2" draw:layer="layout" svg:width="16.304cm" svg:height="1.024cm" svg:x="5.996cm" svg:y="8.402cm">
            <text:p text:style-name="P1">8 Data Bytes</text:p>
            <draw:enhanced-geometry svg:viewBox="0 0 21600 21600" draw:type="rectangle" draw:enhanced-path="M 0 0 L 21600 0 21600 21600 0 21600 0 0 Z N"/>
          </draw:custom-shape>
          <draw:line draw:style-name="gr14" draw:text-style-name="P7" draw:layer="layout" svg:x1="8.044cm" svg:y1="8.402cm" svg:x2="8.044cm" svg:y2="9.426cm">
            <text:p/>
          </draw:line>
          <draw:line draw:style-name="gr14" draw:text-style-name="P7" draw:layer="layout" svg:x1="10.076cm" svg:y1="8.402cm" svg:x2="10.076cm" svg:y2="9.426cm">
            <text:p/>
          </draw:line>
          <draw:line draw:style-name="gr14" draw:text-style-name="P7" draw:layer="layout" svg:x1="12.14cm" svg:y1="8.402cm" svg:x2="12.14cm" svg:y2="9.426cm">
            <text:p/>
          </draw:line>
          <draw:line draw:style-name="gr14" draw:text-style-name="P7" draw:layer="layout" svg:x1="16.204cm" svg:y1="8.402cm" svg:x2="16.204cm" svg:y2="9.426cm">
            <text:p/>
          </draw:line>
          <draw:line draw:style-name="gr14" draw:text-style-name="P7" draw:layer="layout" svg:x1="20.284cm" svg:y1="8.402cm" svg:x2="20.284cm" svg:y2="9.426cm">
            <text:p/>
          </draw:line>
          <draw:line draw:style-name="gr14" draw:text-style-name="P7" draw:layer="layout" svg:x1="10.076cm" svg:y1="8.402cm" svg:x2="10.076cm" svg:y2="9.426cm">
            <text:p/>
          </draw:line>
          <draw:line draw:style-name="gr14" draw:text-style-name="P7" draw:layer="layout" svg:x1="14.14cm" svg:y1="8.402cm" svg:x2="14.14cm" svg:y2="9.426cm">
            <text:p/>
          </draw:line>
          <draw:line draw:style-name="gr14" draw:text-style-name="P7" draw:layer="layout" svg:x1="18.204cm" svg:y1="8.41cm" svg:x2="18.204cm" svg:y2="9.434cm">
            <text:p/>
          </draw:line>
        </draw:g>
        <draw:frame draw:style-name="gr17" draw:text-style-name="P3" draw:layer="layout" svg:width="2.051cm" svg:height="0.962cm" svg:x="3.945cm" svg:y="3.356cm">
          <draw:text-box>
            <text:p>10ms</text:p>
          </draw:text-box>
        </draw:frame>
        <draw:frame draw:style-name="gr17" draw:text-style-name="P3" draw:layer="layout" svg:width="2.051cm" svg:height="0.962cm" svg:x="3.945cm" svg:y="4.564cm">
          <draw:text-box>
            <text:p>10ms</text:p>
          </draw:text-box>
        </draw:frame>
        <draw:frame draw:style-name="gr17" draw:text-style-name="P3" draw:layer="layout" svg:width="2.051cm" svg:height="0.962cm" svg:x="3.945cm" svg:y="5.764cm">
          <draw:text-box>
            <text:p>10ms</text:p>
          </draw:text-box>
        </draw:frame>
        <draw:frame draw:style-name="gr17" draw:text-style-name="P3" draw:layer="layout" svg:width="2.051cm" svg:height="0.962cm" svg:x="3.945cm" svg:y="8.436cm">
          <draw:text-box>
            <text:p>10ms</text:p>
          </draw:text-box>
        </draw:frame>
        <draw:frame draw:style-name="gr18" draw:text-style-name="P9" draw:layer="layout" svg:width="7.462cm" svg:height="1.352cm" svg:x="10.36cm" svg:y="10.16cm">
          <draw:text-box>
            <text:p><text:span text:style-name="T1">= 800 bytes/sec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8" draw:text-style-name="P2" draw:layer="layout" svg:width="2.032cm" svg:height="2.032cm" svg:x="1.27cm" svg:y="10.914cm">
          <text:p text:style-name="P1">DATA0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2.032cm" svg:x="1.276cm" svg:y="13.462cm">
          <text:p text:style-name="P1">DATA1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2.032cm" svg:x="6.104cm" svg:y="5.85cm">
          <text:p text:style-name="P1">NAK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778cm" svg:height="2.54cm" svg:x="3.818cm" svg:y="6.8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16.304cm" svg:height="2.032cm" svg:x="6.104cm" svg:y="8.39cm">
          <text:p text:style-name="P1">0-8 Data Bytes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8.152cm" svg:y1="8.39cm" svg:x2="8.152cm" svg:y2="10.422cm">
          <text:p/>
        </draw:line>
        <draw:line draw:style-name="gr14" draw:text-style-name="P7" draw:layer="layout" svg:x1="10.184cm" svg:y1="8.39cm" svg:x2="10.184cm" svg:y2="10.422cm">
          <text:p/>
        </draw:line>
        <draw:line draw:style-name="gr14" draw:text-style-name="P7" draw:layer="layout" svg:x1="12.248cm" svg:y1="8.39cm" svg:x2="12.248cm" svg:y2="10.422cm">
          <text:p/>
        </draw:line>
        <draw:line draw:style-name="gr14" draw:text-style-name="P7" draw:layer="layout" svg:x1="16.312cm" svg:y1="8.39cm" svg:x2="16.312cm" svg:y2="10.422cm">
          <text:p/>
        </draw:line>
        <draw:line draw:style-name="gr14" draw:text-style-name="P7" draw:layer="layout" svg:x1="20.392cm" svg:y1="8.39cm" svg:x2="20.392cm" svg:y2="10.422cm">
          <text:p/>
        </draw:line>
        <draw:line draw:style-name="gr14" draw:text-style-name="P7" draw:layer="layout" svg:x1="10.184cm" svg:y1="8.39cm" svg:x2="10.184cm" svg:y2="10.422cm">
          <text:p/>
        </draw:line>
        <draw:line draw:style-name="gr14" draw:text-style-name="P7" draw:layer="layout" svg:x1="14.248cm" svg:y1="8.39cm" svg:x2="14.248cm" svg:y2="10.422cm">
          <text:p/>
        </draw:line>
        <draw:line draw:style-name="gr14" draw:text-style-name="P7" draw:layer="layout" svg:x1="18.312cm" svg:y1="8.406cm" svg:x2="18.312cm" svg:y2="10.438cm">
          <text:p/>
        </draw:line>
        <draw:custom-shape draw:style-name="gr9" draw:text-style-name="P2" draw:layer="layout" svg:width="4.08cm" svg:height="2.032cm" svg:x="22.644cm" svg:y="8.382cm">
          <text:p text:style-name="P1">CRC16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24.708cm" svg:y1="8.382cm" svg:x2="24.708cm" svg:y2="10.414cm">
          <text:p/>
        </draw:line>
        <draw:custom-shape draw:style-name="gr8" draw:text-style-name="P2" draw:layer="layout" svg:width="2.032cm" svg:height="2.032cm" svg:x="1.27cm" svg:y="7.112cm">
          <text:p text:style-name="P1">IN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2.032cm" svg:x="6.104cm" svg:y="12.2cm">
          <text:p text:style-name="P1">ACK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778cm" svg:height="2.54cm" svg:x="3.81cm" svg:y="11.9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0" draw:layer="layout" svg:width="3.076cm" svg:height="2.384cm" svg:x="0.734cm" svg:y="3.966cm">
          <draw:text-box>
            <text:p text:style-name="P1">If we</text:p>
            <text:p text:style-name="P1">receive...</text:p>
            <text:p text:style-name="P1"/>
          </draw:text-box>
        </draw:frame>
        <draw:frame draw:style-name="gr20" draw:text-style-name="P3" draw:layer="layout" svg:width="8.194cm" svg:height="0.962cm" svg:x="6.064cm" svg:y="4.372cm">
          <draw:text-box>
            <text:p>...then we must reply with...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1" draw:text-style-name="P2" draw:layer="layout" svg:width="3.048cm" svg:height="2.032cm" svg:x="4.826cm" svg:y="6.096cm">
          <text:p text:style-name="P1">SETUP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048cm" svg:height="2.032cm" svg:x="4.826cm" svg:y="9.144cm">
          <text:p text:style-name="P1">DATAX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3T13:17:45.253000000</meta:creation-date>
    <dc:date>2016-12-24T23:54:55.583000000</dc:date>
    <meta:editing-duration>PT4H9M11S</meta:editing-duration>
    <meta:editing-cycles>6</meta:editing-cycles>
    <meta:generator>LibreOffice/5.2.2.2$Windows_X86_64 LibreOffice_project/8f96e87c890bf8fa77463cd4b640a2312823f3ad</meta:generator>
    <meta:document-statistic meta:object-count="132"/>
  </office:meta>
</office:document-meta>
</file>